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.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.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date" office:date-value="2016-07-18" calcext:value-type="date" table:number-columns-spanned="1" table:number-rows-spanned="3">
            <text:p>18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Generation of the backup files of the streaming's results.</text:p>
          </table:table-cell>
          <table:table-cell table:style-name="ce28" table:number-columns-repeated="1020"/>
        </table:table-row>
        <table:table-row table:style-name="ro17">
          <table:table-cell table:style-name="ce3"/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.</text:p>
          </table:table-cell>
          <table:table-cell table:style-name="ce28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Review of the documentation.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9" calcext:value-type="date">
            <text:p>19.07.16</text:p>
          </table:table-cell>
          <table:table-cell table:style-name="ce3"/>
          <table:table-cell table:style-name="ce22"/>
          <table:table-cell table:style-name="ce28" table:number-columns-repeated="1020"/>
        </table:table-row>
        <table:table-row table:style-name="ro1" table:number-rows-repeated="64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6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.00.0000</text:date>, <text:time style:data-style-name="N2" text:time-value="10:23:29.95219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18T21:01:27.449194267</dc:date>
    <dc:creator>Miguel </dc:creator>
    <meta:editing-duration>P9DT14H54M35S</meta:editing-duration>
    <meta:editing-cycles>152</meta:editing-cycles>
    <meta:generator>LibreOffice/4.4.3.2$Linux_X86_64 LibreOffice_project/40m0$Build-2</meta:generator>
    <meta:document-statistic meta:table-count="1" meta:cell-count="269" meta:object-count="0"/>
  </office:meta>
</office:document-meta>
</file>